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Project Structure</text:h>
      <text:p text:style-name="Preformatted_20_Text">bash</text:p>
      <text:p text:style-name="Preformatted_20_Text">Copier le code</text:p>
      <text:p text:style-name="P1"><text:span text:style-name="Source_20_Text">/message-board</text:span></text:p>
      <text:p text:style-name="P1"><text:span text:style-name="Source_20_Text"><text:s text:c="4"/>/routes</text:span></text:p>
      <text:p text:style-name="P1"><text:span text:style-name="Source_20_Text"><text:s text:c="8"/>index.js</text:span></text:p>
      <text:p text:style-name="P1"><text:span text:style-name="Source_20_Text"><text:s text:c="8"/>new.js</text:span></text:p>
      <text:p text:style-name="P1"><text:span text:style-name="Source_20_Text"><text:s text:c="4"/>/views</text:span></text:p>
      <text:p text:style-name="P1"><text:span text:style-name="Source_20_Text"><text:s text:c="8"/>index.ejs</text:span></text:p>
      <text:p text:style-name="P1"><text:span text:style-name="Source_20_Text"><text:s text:c="8"/>form.ejs</text:span></text:p>
      <text:p text:style-name="P1"><text:span text:style-name="Source_20_Text"><text:s text:c="8"/>message.ejs</text:span></text:p>
      <text:p text:style-name="P1"><text:span text:style-name="Source_20_Text"><text:s text:c="4"/>/public</text:span></text:p>
      <text:p text:style-name="P2"><text:span text:style-name="Source_20_Text"><text:s text:c="4"/>app.js</text:span></text:p>
      <text:h text:style-name="Heading_20_3" text:outline-level="3">2. <text:span text:style-name="Source_20_Text">app.js</text:span></text:h>
      <text:p text:style-name="Text_20_body">In <text:span text:style-name="Source_20_Text">app.js</text:span>, we will import the two route files and use them in the app:</text:p>
      <text:p text:style-name="Preformatted_20_Text">javascript</text:p>
      <text:p text:style-name="Preformatted_20_Text">Copier le code</text:p>
      <text:p text:style-name="P1"><text:span text:style-name="Source_20_Text">const express = require("express");</text:span></text:p>
      <text:p text:style-name="P1"><text:span text:style-name="Source_20_Text">const app = express();</text:span></text:p>
      <text:p text:style-name="P1"><text:span text:style-name="Source_20_Text">const port = 3000;</text:span></text:p>
      <text:p text:style-name="P1"/>
      <text:p text:style-name="P1"><text:span text:style-name="Source_20_Text">// Import routes</text:span></text:p>
      <text:p text:style-name="P1"><text:span text:style-name="Source_20_Text">const indexRouter = require("./routes/index");</text:span></text:p>
      <text:p text:style-name="P1"><text:span text:style-name="Source_20_Text">const newRouter = require("./routes/new");</text:span></text:p>
      <text:p text:style-name="P1"/>
      <text:p text:style-name="P1"><text:span text:style-name="Source_20_Text">// Set EJS as the template engine</text:span></text:p>
      <text:p text:style-name="P1"><text:span text:style-name="Source_20_Text">app.set("view engine", "ejs");</text:span></text:p>
      <text:p text:style-name="P1"/>
      <text:p text:style-name="P1"><text:span text:style-name="Source_20_Text">// Middleware to parse form data</text:span></text:p>
      <text:p text:style-name="P1"><text:span text:style-name="Source_20_Text">app.use(express.urlencoded({ extended: true }));</text:span></text:p>
      <text:p text:style-name="P1"/>
      <text:p text:style-name="P1"><text:span text:style-name="Source_20_Text">// Use the routes</text:span></text:p>
      <text:p text:style-name="P1"><text:span text:style-name="Source_20_Text">app.use("/", indexRouter);</text:span></text:p>
      <text:p text:style-name="P1"><text:span text:style-name="Source_20_Text">app.use("/new", newRouter);</text:span></text:p>
      <text:p text:style-name="P1"/>
      <text:p text:style-name="P1"><text:span text:style-name="Source_20_Text">// Start the server</text:span></text:p>
      <text:p text:style-name="P1"><text:span text:style-name="Source_20_Text">app.listen(port, () =&gt; {</text:span></text:p>
      <text:p text:style-name="P1"><text:span text:style-name="Source_20_Text"><text:s text:c="2"/>console.log(`Server running at http://localhost:${port}`);</text:span></text:p>
      <text:p text:style-name="P2"><text:span text:style-name="Source_20_Text">});</text:span></text:p>
      <text:h text:style-name="Heading_20_3" text:outline-level="3">3. <text:span text:style-name="Source_20_Text">routes/index.js</text:span></text:h>
      <text:p text:style-name="Text_20_body">In <text:span text:style-name="Source_20_Text">routes/index.js</text:span>, we define the route for the index page, including handling for showing messages and individual message details:</text:p>
      <text:p text:style-name="Preformatted_20_Text">javascript</text:p>
      <text:p text:style-name="Preformatted_20_Text">Copier le code</text:p>
      <text:p text:style-name="P1"><text:span text:style-name="Source_20_Text">const express = require("express");</text:span></text:p>
      <text:p text:style-name="P1"><text:span text:style-name="Source_20_Text">const router = express.Router();</text:span></text:p>
      <text:p text:style-name="P1"/>
      <text:p text:style-name="P1"><text:span text:style-name="Source_20_Text">const messages = [</text:span></text:p>
      <text:p text:style-name="P1"><text:span text:style-name="Source_20_Text"><text:s text:c="2"/>{ text: "Hi there!", user: "Amando", added: new Date() },</text:span></text:p>
      <text:p text:style-name="P1"><text:span text:style-name="Source_20_Text"><text:s text:c="2"/>{ text: "Hello World!", user: "Charles", added: new Date() }</text:span></text:p>
      <text:p text:style-name="P1"><text:span text:style-name="Source_20_Text">];</text:span></text:p>
      <text:p text:style-name="P1"/>
      <text:p text:style-name="P1"><text:span text:style-name="Source_20_Text">// Index route - Display all messages</text:span></text:p>
      <text:p text:style-name="P1"><text:span text:style-name="Source_20_Text">router.get("/", (req, res) =&gt; {</text:span></text:p>
      <text:p text:style-name="P1"><text:soft-page-break/><text:span text:style-name="Source_20_Text"><text:s text:c="2"/>res.render("index", { title: "Mini Messageboard", messages: messages });</text:span></text:p>
      <text:p text:style-name="P1"><text:span text:style-name="Source_20_Text">});</text:span></text:p>
      <text:p text:style-name="P1"/>
      <text:p text:style-name="P1"><text:span text:style-name="Source_20_Text">// Message details route - Show a single message</text:span></text:p>
      <text:p text:style-name="P1"><text:span text:style-name="Source_20_Text">router.get("/message/:id", (req, res) =&gt; {</text:span></text:p>
      <text:p text:style-name="P1"><text:span text:style-name="Source_20_Text"><text:s text:c="2"/>const message = messages[req.params.id];</text:span></text:p>
      <text:p text:style-name="P1"><text:span text:style-name="Source_20_Text"><text:s text:c="2"/>res.render("message", { message });</text:span></text:p>
      <text:p text:style-name="P1"><text:span text:style-name="Source_20_Text">});</text:span></text:p>
      <text:p text:style-name="P1"/>
      <text:p text:style-name="P2"><text:span text:style-name="Source_20_Text">module.exports = router;</text:span></text:p>
      <text:h text:style-name="Heading_20_3" text:outline-level="3">4. <text:span text:style-name="Source_20_Text">routes/new.js</text:span></text:h>
      <text:p text:style-name="Text_20_body">In <text:span text:style-name="Source_20_Text">routes/new.js</text:span>, we define the routes for showing the form and handling the form submission:</text:p>
      <text:p text:style-name="Preformatted_20_Text">javascript</text:p>
      <text:p text:style-name="Preformatted_20_Text">Copier le code</text:p>
      <text:p text:style-name="P1"><text:span text:style-name="Source_20_Text">const express = require("express");</text:span></text:p>
      <text:p text:style-name="P1"><text:span text:style-name="Source_20_Text">const router = express.Router();</text:span></text:p>
      <text:p text:style-name="P1"><text:span text:style-name="Source_20_Text">const indexRouter = require("./index"); // We need access to the messages array from indexRouter</text:span></text:p>
      <text:p text:style-name="P1"/>
      <text:p text:style-name="P1"><text:span text:style-name="Source_20_Text">// Route to display the form for adding a new message</text:span></text:p>
      <text:p text:style-name="P1"><text:span text:style-name="Source_20_Text">router.get("/", (req, res) =&gt; {</text:span></text:p>
      <text:p text:style-name="P1"><text:span text:style-name="Source_20_Text"><text:s text:c="2"/>res.render("form");</text:span></text:p>
      <text:p text:style-name="P1"><text:span text:style-name="Source_20_Text">});</text:span></text:p>
      <text:p text:style-name="P1"/>
      <text:p text:style-name="P1"><text:span text:style-name="Source_20_Text">// Route to handle form submission and add a new message</text:span></text:p>
      <text:p text:style-name="P1"><text:span text:style-name="Source_20_Text">router.post("/", (req, res) =&gt; {</text:span></text:p>
      <text:p text:style-name="P1"><text:span text:style-name="Source_20_Text"><text:s text:c="2"/>const messageText = req.body.messageText;</text:span></text:p>
      <text:p text:style-name="P1"><text:span text:style-name="Source_20_Text"><text:s text:c="2"/>const messageUser = req.body.messageUser;</text:span></text:p>
      <text:p text:style-name="P1"><text:span text:style-name="Source_20_Text"><text:s text:c="2"/>indexRouter.messages.push({ text: messageText, user: messageUser, added: new Date() });</text:span></text:p>
      <text:p text:style-name="P1"><text:span text:style-name="Source_20_Text"><text:s text:c="2"/>res.redirect("/");</text:span></text:p>
      <text:p text:style-name="P1"><text:span text:style-name="Source_20_Text">});</text:span></text:p>
      <text:p text:style-name="P1"/>
      <text:p text:style-name="P2"><text:span text:style-name="Source_20_Text">module.exports = router;</text:span></text:p>
      <text:h text:style-name="Heading_20_3" text:outline-level="3">5. Update <text:span text:style-name="Source_20_Text">routes/index.js</text:span> to export <text:span text:style-name="Source_20_Text">messages</text:span></text:h>
      <text:p text:style-name="Text_20_body">To allow <text:span text:style-name="Source_20_Text">new.js</text:span> to access the <text:span text:style-name="Source_20_Text">messages</text:span> array, we need to export it from <text:span text:style-name="Source_20_Text">index.js</text:span>. Update the code in <text:span text:style-name="Source_20_Text">routes/index.js</text:span> as follows:</text:p>
      <text:p text:style-name="Preformatted_20_Text">javascript</text:p>
      <text:p text:style-name="Preformatted_20_Text">Copier le code</text:p>
      <text:p text:style-name="P1"><text:span text:style-name="Source_20_Text">const express = require("express");</text:span></text:p>
      <text:p text:style-name="P1"><text:span text:style-name="Source_20_Text">const router = express.Router();</text:span></text:p>
      <text:p text:style-name="P1"/>
      <text:p text:style-name="P1"><text:span text:style-name="Source_20_Text">const messages = [</text:span></text:p>
      <text:p text:style-name="P1"><text:span text:style-name="Source_20_Text"><text:s text:c="2"/>{ text: "Hi there!", user: "Amando", added: new Date() },</text:span></text:p>
      <text:p text:style-name="P1"><text:span text:style-name="Source_20_Text"><text:s text:c="2"/>{ text: "Hello World!", user: "Charles", added: new Date() }</text:span></text:p>
      <text:p text:style-name="P1"><text:span text:style-name="Source_20_Text">];</text:span></text:p>
      <text:p text:style-name="P1"/>
      <text:p text:style-name="P1"><text:span text:style-name="Source_20_Text">// Index route - Display all messages</text:span></text:p>
      <text:p text:style-name="P1"><text:span text:style-name="Source_20_Text">router.get("/", (req, res) =&gt; {</text:span></text:p>
      <text:p text:style-name="P1"><text:span text:style-name="Source_20_Text"><text:s text:c="2"/>res.render("index", { title: "Mini Messageboard", messages: messages });</text:span></text:p>
      <text:p text:style-name="P1"><text:span text:style-name="Source_20_Text">});</text:span></text:p>
      <text:p text:style-name="P1"/>
      <text:p text:style-name="P1"><text:span text:style-name="Source_20_Text">// Message details route - Show a single message</text:span></text:p>
      <text:p text:style-name="P1"><text:span text:style-name="Source_20_Text">router.get("/message/:id", (req, res) =&gt; {</text:span></text:p>
      <text:p text:style-name="P1"><text:soft-page-break/><text:span text:style-name="Source_20_Text"><text:s text:c="2"/>const message = messages[req.params.id];</text:span></text:p>
      <text:p text:style-name="P1"><text:span text:style-name="Source_20_Text"><text:s text:c="2"/>res.render("message", { message });</text:span></text:p>
      <text:p text:style-name="P1"><text:span text:style-name="Source_20_Text">});</text:span></text:p>
      <text:p text:style-name="P1"/>
      <text:p text:style-name="P1"><text:span text:style-name="Source_20_Text">module.exports = {</text:span></text:p>
      <text:p text:style-name="P1"><text:span text:style-name="Source_20_Text"><text:s text:c="2"/>router,</text:span></text:p>
      <text:p text:style-name="P1"><text:span text:style-name="Source_20_Text"><text:s text:c="2"/>messages</text:span></text:p>
      <text:p text:style-name="P2"><text:span text:style-name="Source_20_Text">};</text:span></text:p>
      <text:p text:style-name="Text_20_body">Now, we are exporting both the <text:span text:style-name="Source_20_Text">router</text:span> and the <text:span text:style-name="Source_20_Text">messages</text:span> array. In <text:span text:style-name="Source_20_Text">new.js</text:span>, you can access the <text:span text:style-name="Source_20_Text">messages</text:span> array by requiring <text:span text:style-name="Source_20_Text">index.js</text:span>.</text:p>
      <text:h text:style-name="Heading_20_3" text:outline-level="3">6. Views</text:h>
      <text:p text:style-name="Text_20_body">No changes are needed in the views, but here is a quick reminder of what they should look like:</text:p>
      <text:h text:style-name="Heading_20_4" text:outline-level="4"><text:span text:style-name="Source_20_Text">index.ejs</text:span></text:h>
      <text:p text:style-name="Preformatted_20_Text">html</text:p>
      <text:p text:style-name="Preformatted_20_Text">Copier le code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2"/>&lt;title&gt;&lt;%= title %&gt;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&lt;%= title %&gt;&lt;/h1&gt;</text:span></text:p>
      <text:p text:style-name="P1"><text:span text:style-name="Source_20_Text"><text:s text:c="2"/></text:span></text:p>
      <text:p text:style-name="P1"><text:span text:style-name="Source_20_Text"><text:s text:c="2"/>&lt;ul&gt;</text:span></text:p>
      <text:p text:style-name="P1"><text:span text:style-name="Source_20_Text"><text:s text:c="4"/>&lt;% messages.forEach((message, index) =&gt; { %&gt;</text:span></text:p>
      <text:p text:style-name="P1"><text:span text:style-name="Source_20_Text"><text:s text:c="6"/>&lt;li&gt;</text:span></text:p>
      <text:p text:style-name="P1"><text:span text:style-name="Source_20_Text"><text:s text:c="8"/>&lt;strong&gt;&lt;%= message.user %&gt;:&lt;/strong&gt; &lt;%= message.text %&gt; </text:span></text:p>
      <text:p text:style-name="P1"><text:span text:style-name="Source_20_Text"><text:s text:c="8"/>&lt;em&gt;(&lt;%= message.added.toLocaleString() %&gt;)&lt;/em&gt;</text:span></text:p>
      <text:p text:style-name="P1"><text:span text:style-name="Source_20_Text"><text:s text:c="8"/>&lt;a href="/message/&lt;%= index %&gt;"&gt;Open&lt;/a&gt;</text:span></text:p>
      <text:p text:style-name="P1"><text:span text:style-name="Source_20_Text"><text:s text:c="6"/>&lt;/li&gt;</text:span></text:p>
      <text:p text:style-name="P1"><text:span text:style-name="Source_20_Text"><text:s text:c="4"/>&lt;% }) %&gt;</text:span></text:p>
      <text:p text:style-name="P1"><text:span text:style-name="Source_20_Text"><text:s text:c="2"/>&lt;/ul&gt;</text:span></text:p>
      <text:p text:style-name="P1"><text:span text:style-name="Source_20_Text"><text:s text:c="2"/></text:span></text:p>
      <text:p text:style-name="P1"><text:span text:style-name="Source_20_Text"><text:s text:c="2"/>&lt;a href="/new"&gt;Add a new message&lt;/a&gt;</text:span></text:p>
      <text:p text:style-name="P1"><text:span text:style-name="Source_20_Text">&lt;/body&gt;</text:span></text:p>
      <text:p text:style-name="P2"><text:span text:style-name="Source_20_Text">&lt;/html&gt;</text:span></text:p>
      <text:h text:style-name="Heading_20_4" text:outline-level="4"><text:span text:style-name="Source_20_Text">form.ejs</text:span></text:h>
      <text:p text:style-name="Preformatted_20_Text">html</text:p>
      <text:p text:style-name="Preformatted_20_Text">Copier le code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2"/>&lt;title&gt;New Message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New Message&lt;/h1&gt;</text:span></text:p>
      <text:p text:style-name="P1"><text:span text:style-name="Source_20_Text"><text:s text:c="2"/></text:span></text:p>
      <text:p text:style-name="P1"><text:span text:style-name="Source_20_Text"><text:s text:c="2"/>&lt;form method="POST" action="/new"&gt;</text:span></text:p>
      <text:p text:style-name="P1"><text:span text:style-name="Source_20_Text"><text:s text:c="4"/>&lt;div&gt;</text:span></text:p>
      <text:p text:style-name="P1"><text:span text:style-name="Source_20_Text"><text:s text:c="6"/>&lt;label for="messageUser"&gt;Your name:&lt;/label&gt;</text:span></text:p>
      <text:p text:style-name="P1"><text:span text:style-name="Source_20_Text"><text:s text:c="6"/>&lt;input type="text" name="messageUser" id="messageUser" required&gt;</text:span></text:p>
      <text:p text:style-name="P1"><text:span text:style-name="Source_20_Text"><text:s text:c="4"/>&lt;/div&gt;</text:span></text:p>
      <text:p text:style-name="P1"><text:span text:style-name="Source_20_Text"><text:s text:c="4"/>&lt;div&gt;</text:span></text:p>
      <text:p text:style-name="P1"><text:span text:style-name="Source_20_Text"><text:s text:c="6"/>&lt;label for="messageText"&gt;Message:&lt;/label&gt;</text:span></text:p>
      <text:p text:style-name="P1"><text:soft-page-break/><text:span text:style-name="Source_20_Text"><text:s text:c="6"/>&lt;input type="text" name="messageText" id="messageText" required&gt;</text:span></text:p>
      <text:p text:style-name="P1"><text:span text:style-name="Source_20_Text"><text:s text:c="4"/>&lt;/div&gt;</text:span></text:p>
      <text:p text:style-name="P1"><text:span text:style-name="Source_20_Text"><text:s text:c="4"/>&lt;button type="submit"&gt;Submit&lt;/button&gt;</text:span></text:p>
      <text:p text:style-name="P1"><text:span text:style-name="Source_20_Text"><text:s text:c="2"/>&lt;/form&gt;</text:span></text:p>
      <text:p text:style-name="P1"><text:span text:style-name="Source_20_Text"><text:s text:c="2"/></text:span></text:p>
      <text:p text:style-name="P1"><text:span text:style-name="Source_20_Text"><text:s text:c="2"/>&lt;a href="/"&gt;Back to the messages&lt;/a&gt;</text:span></text:p>
      <text:p text:style-name="P1"><text:span text:style-name="Source_20_Text">&lt;/body&gt;</text:span></text:p>
      <text:p text:style-name="P2"><text:span text:style-name="Source_20_Text">&lt;/html&gt;</text:span></text:p>
      <text:h text:style-name="Heading_20_4" text:outline-level="4"><text:span text:style-name="Source_20_Text">message.ejs</text:span></text:h>
      <text:p text:style-name="Preformatted_20_Text">html</text:p>
      <text:p text:style-name="Preformatted_20_Text">Copier le code</text:p>
      <text:p text:style-name="P1"><text:span text:style-name="Source_20_Text">&lt;!DOCTYPE html&gt;</text:span></text:p>
      <text:p text:style-name="P1"><text:span text:style-name="Source_20_Text">&lt;html&gt;</text:span></text:p>
      <text:p text:style-name="P1"><text:span text:style-name="Source_20_Text">&lt;head&gt;</text:span></text:p>
      <text:p text:style-name="P1"><text:span text:style-name="Source_20_Text"><text:s text:c="2"/>&lt;title&gt;Message Details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Message from &lt;%= message.user %&gt;&lt;/h1&gt;</text:span></text:p>
      <text:p text:style-name="P1"><text:span text:style-name="Source_20_Text"><text:s text:c="2"/></text:span></text:p>
      <text:p text:style-name="P1"><text:span text:style-name="Source_20_Text"><text:s text:c="2"/>&lt;p&gt;&lt;%= message.text %&gt;&lt;/p&gt;</text:span></text:p>
      <text:p text:style-name="P1"><text:span text:style-name="Source_20_Text"><text:s text:c="2"/>&lt;em&gt;Added on &lt;%= message.added.toLocaleString() %&gt;&lt;/em&gt;</text:span></text:p>
      <text:p text:style-name="P1"><text:span text:style-name="Source_20_Text"><text:s text:c="2"/></text:span></text:p>
      <text:p text:style-name="P1"><text:span text:style-name="Source_20_Text"><text:s text:c="2"/>&lt;a href="/"&gt;Back to messages&lt;/a&gt;</text:span></text:p>
      <text:p text:style-name="P1"><text:span text:style-name="Source_20_Text">&lt;/body&gt;</text:span></text:p>
      <text:p text:style-name="P2"><text:span text:style-name="Source_20_Text">&lt;/html&gt;</text:span></text:p>
      <text:h text:style-name="Heading_20_3" text:outline-level="3">7. Run the App</text:h>
      <text:p text:style-name="Text_20_body">Start the server by running:</text:p>
      <text:p text:style-name="Preformatted_20_Text">bash</text:p>
      <text:p text:style-name="Preformatted_20_Text">Copier le code</text:p>
      <text:p text:style-name="P2"><text:span text:style-name="Source_20_Text">node app.js</text:span></text:p>
      <text:p text:style-name="Text_20_body">Visit <text:span text:style-name="Source_20_Text">http://localhost:3000/</text:span> to see the message board. You can visit <text:span text:style-name="Source_20_Text">http://localhost:3000/new</text:span> to add a new message. After submitting, you'll be redirected back to the index page with the updated messag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NewRoman" fo:font-family="TimesNewRoman" style:font-family-generic="roman"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18:12.107764907</meta:creation-date>
    <dc:date>2024-09-08T14:20:56.858508995</dc:date>
    <meta:editing-duration>PT2M45S</meta:editing-duration>
    <meta:editing-cycles>1</meta:editing-cycles>
    <meta:document-statistic meta:table-count="0" meta:image-count="0" meta:object-count="0" meta:page-count="4" meta:paragraph-count="172" meta:word-count="638" meta:character-count="4733" meta:non-whitespace-character-count="4038"/>
    <meta:generator>LibreOffice/7.3.7.2$Linux_X86_64 LibreOffice_project/30$Build-2</meta:generator>
  </office:meta>
</office:document-meta>
</file>